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1d169" officeooo:paragraph-rsid="0021d169"/>
    </style:style>
    <style:style style:name="P2" style:family="paragraph" style:parent-style-name="Text_20_body">
      <style:text-properties officeooo:rsid="002703fa" officeooo:paragraph-rsid="0021d169"/>
    </style:style>
    <style:style style:name="P3" style:family="paragraph" style:parent-style-name="Text_20_body">
      <style:text-properties officeooo:paragraph-rsid="002b3232"/>
    </style:style>
    <style:style style:name="P4" style:family="paragraph" style:parent-style-name="Text_20_body">
      <style:text-properties officeooo:paragraph-rsid="002bce46"/>
    </style:style>
    <style:style style:name="P5" style:family="paragraph" style:parent-style-name="Text_20_body">
      <style:text-properties officeooo:rsid="002bce46" officeooo:paragraph-rsid="002bce46"/>
    </style:style>
    <style:style style:name="P6" style:family="paragraph" style:parent-style-name="Text_20_body">
      <style:text-properties officeooo:rsid="002c395d" officeooo:paragraph-rsid="002c395d"/>
    </style:style>
    <style:style style:name="P7" style:family="paragraph" style:parent-style-name="Text_20_body">
      <style:text-properties officeooo:rsid="002c395d" officeooo:paragraph-rsid="002d0ef1"/>
    </style:style>
    <style:style style:name="P8" style:family="paragraph" style:parent-style-name="Text_20_body">
      <style:text-properties officeooo:rsid="002d0ef1" officeooo:paragraph-rsid="002d0ef1"/>
    </style:style>
    <style:style style:name="P9" style:family="paragraph" style:parent-style-name="Text_20_body">
      <style:text-properties officeooo:rsid="002df89a" officeooo:paragraph-rsid="002df89a"/>
    </style:style>
    <style:style style:name="P10" style:family="paragraph" style:parent-style-name="Text_20_body">
      <style:text-properties officeooo:rsid="002eb779" officeooo:paragraph-rsid="002eb779"/>
    </style:style>
    <style:style style:name="P11" style:family="paragraph" style:parent-style-name="Text_20_body">
      <style:text-properties officeooo:rsid="002b3232" officeooo:paragraph-rsid="002b3232"/>
    </style:style>
    <style:style style:name="P12" style:family="paragraph" style:parent-style-name="Text_20_body">
      <style:text-properties officeooo:rsid="002b3232" officeooo:paragraph-rsid="002bce46"/>
    </style:style>
    <style:style style:name="P13" style:family="paragraph" style:parent-style-name="Text_20_body">
      <style:text-properties style:text-line-through-style="solid" style:text-line-through-type="single" officeooo:rsid="002bce46" officeooo:paragraph-rsid="002bce46"/>
    </style:style>
    <style:style style:name="P14" style:family="paragraph" style:parent-style-name="Standard">
      <style:text-properties officeooo:rsid="002c395d" officeooo:paragraph-rsid="002d0ef1"/>
    </style:style>
    <style:style style:name="P15" style:family="paragraph" style:parent-style-name="Text_20_body">
      <style:text-properties officeooo:rsid="002eb779" officeooo:paragraph-rsid="002eb779"/>
    </style:style>
    <style:style style:name="P16" style:family="paragraph" style:parent-style-name="Text_20_body">
      <style:text-properties officeooo:rsid="00322dfa" officeooo:paragraph-rsid="00322dfa"/>
    </style:style>
    <style:style style:name="T1" style:family="text">
      <style:text-properties officeooo:rsid="002b3232"/>
    </style:style>
    <style:style style:name="T2" style:family="text">
      <style:text-properties officeooo:rsid="002bce46"/>
    </style:style>
    <style:style style:name="T3" style:family="text">
      <style:text-properties officeooo:rsid="002c395d"/>
    </style:style>
    <style:style style:name="T4" style:family="text">
      <style:text-properties officeooo:rsid="002d0ef1"/>
    </style:style>
    <style:style style:name="T5" style:family="text">
      <style:text-properties officeooo:rsid="002df89a"/>
    </style:style>
    <style:style style:name="T6" style:family="text">
      <style:text-properties officeooo:rsid="00306b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Kennlinienschreiber Udate </text:span><text:span text:style-name="T5">(24.01.24)</text:span></text:p>
      <text:p text:style-name="P1"/>
      <text:p text:style-name="P11">Seit ich die Unterlagen für den „FUNK AMATEUR“ <text:s/>(März 2023) -</text:p>
      <text:p text:style-name="P3"><text:span text:style-name="T2">zusammengetragen habe, </text:span><text:span text:style-name="T1">hat sich doch einiges getan:</text:span></text:p>
      <text:p text:style-name="P3"/>
      <text:p text:style-name="P12">zusätzlich zu den beiden Boards: </text:p>
      <text:p text:style-name="P4"><text:span text:style-name="T1"><text:s text:c="2"/>Arduino-NANO (mit OPTI-Boot 8.0) <text:s/></text:span><text:span text:style-name="T2">und</text:span><text:span text:style-name="T1"> dem </text:span></text:p>
      <text:p text:style-name="P12"><text:s text:c="2"/>Adafruit Metro-Mini 328</text:p>
      <text:p text:style-name="P11">hab ich noch andere Prozessoren getestet:</text:p>
      <text:p text:style-name="P3">...<text:span text:style-name="T2">A</text:span><text:span text:style-name="T1">rduino EVERY (Prozessor ATmega4809), Board-layout wie NANO</text:span></text:p>
      <text:p text:style-name="P3">...<text:span text:style-name="T1">Raspberry PI <text:s/></text:span><text:span text:style-name="T4">Pico </text:span><text:span text:style-name="T1"><text:s/>RP2040</text:span> </text:p>
      <text:p text:style-name="P4">…<text:span text:style-name="T2">ESP32</text:span></text:p>
      <text:p text:style-name="P4"/>
      <text:p text:style-name="P5">Das Problem bei den beiden oberen Boards (mit ATMega328P) war die mangelnde Erweiterungsfähigkeit, da der Speicher (Flash) zu 99% voll war und alle Pins (bis auf die beiden rein anlogen A6/A7) belegt waren.</text:p>
      <text:p text:style-name="P5">Ausserdem hat der ATmega328 nur 2 ext Interrupt Pins (wenn man von PCI (PinChangeInterrupt) absieht. </text:p>
      <text:p text:style-name="P5"/>
      <text:p text:style-name="P5">Der EVERY schien da etwas mehr zu bieten:</text:p>
      <text:p text:style-name="P5">---mehr Flash: <text:span text:style-name="T3">48k (gegenüber 32k)</text:span></text:p>
      <text:p text:style-name="P6">---mehr RAM 6k (gegenüber <text:s/>2k)</text:p>
      <text:p text:style-name="P6">–-mehr Speed 20Mhz (gegenüber 16 MHz)</text:p>
      <text:p text:style-name="P14">---analogPin A6/A7 auch als digitalPin nutzbar</text:p>
      <text:p text:style-name="P7">–-(fast) alle Pins interruptfähig</text:p>
      <text:p text:style-name="P6">–-ähnliche Prozessorarchitektur und somit gleiche libs ? vewendbar</text:p>
      <text:p text:style-name="P6"/>
      <text:p text:style-name="P6">Bei<text:span text:style-name="T6">m</text:span> letzte<text:span text:style-name="T6">n</text:span> Punkt hab ich mich leider geirrt, viele hardware-nah programmierte libs</text:p>
      <text:p text:style-name="P6">machten Ärger, gerade bei de<text:span text:style-name="T4">n</text:span> <text:span text:style-name="T4">grafic-libs</text:span> (mit SPI), wo viel mit Registern etc gearbeitet wird.</text:p>
      <text:p text:style-name="P6">Es war <text:span text:style-name="T4">für mich </text:span><text:span text:style-name="T5">(ich bin da leider nicht so firm) </text:span><text:span text:style-name="T4"><text:s/></text:span>viel Arbeit, das umzustellen.</text:p>
      <text:p text:style-name="P6">Es hat sich aber gelohnt:</text:p>
      <text:p text:style-name="P6">Durch die 2 zusätzlichen dig<text:span text:style-name="T6">i</text:span>tal-Pins und die interrupt-Fähigkeit hab ich einen zusätzlchen <text:s/>Taster</text:p>
      <text:p text:style-name="P6">integrieren können und die 48k erlaubten die Integration einer SD-Karte (zum speichern der Kurven). </text:p>
      <text:p text:style-name="P6"/>
      <text:p text:style-name="P8"><text:soft-page-break/>Tests mit dem Raspberry PICO RP2040 scheiterten, da ich die beiden Dreh-Encoder mit Interrupt</text:p>
      <text:p text:style-name="P8"><text:s/>nicht stabil zum Laufen bekam.</text:p>
      <text:p text:style-name="P8"/>
      <text:p text:style-name="P8">Die Tests mit dem ESP32 Entwicklungsboard sehen bisher gut aus, ich hab aber hier den analogen Teil</text:p>
      <text:p text:style-name="P8">(Strom-/Spannungsquelle für Ib bzw Vgate) und var. Spannungsquelle für Ic/Uce noch nicht getestet.</text:p>
      <text:p text:style-name="P8">Dafür hat man es hier leichter mit Bluetooth BLE ( <text:span text:style-name="T5">bei den anderenn Boards</text:span> hab ich ein HM010 <text:span text:style-name="T5">Bluetooth-Modul ver</text:span>wandt<text:span text:style-name="T5">)</text:span>.</text:p>
      <text:p text:style-name="P8"/>
      <text:p text:style-name="P8">In Arbeit hab ich auch noch eine Version mit integrieretm Transistortester (TT), die <text:s/>(hoffentlich) auf dem NANO-Board läuft.</text:p>
      <text:p text:style-name="P8">Der Messablauf sieht dann so aus:</text:p>
      <text:p text:style-name="P8">Man steckt das zu testende Bauteil (DUT) <text:s/>in eine dreipolige Fassung, der TT ermittelt die Bauteildaten (npn/pnp,Mosfet,jFet,…) und die Pin-Zuordnung (z.B. Pin1=E,Pin2=B,Pin3=C ) und gibt diese Daten an den Kennlienschreiber weiter. Über eine 3x3 Schaltmatrix wird das Bauteil dann „richtig“ versorgt und die</text:p>
      <text:p text:style-name="P8">Kurven auf dem Display dargestellt.</text:p>
      <text:p text:style-name="P8">Der <text:span text:style-name="T5">K</text:span>ennlinienschreiber ist dann etwas rudimentärer (ähnlich wie in der Version von peter Balch),</text:p>
      <text:p text:style-name="P8">Die Bedienung (eigentlich nur die Parameterwerte für die Skalen und BasisStrom/Gatespannung) erfolgt aber wohl über (einen) Encoder und einen Taster.</text:p>
      <text:p text:style-name="P8"/>
      <text:p text:style-name="P9">Hier benötige ich zusätzlich für die Schaltmatrix einen Portexpander.</text:p>
      <text:p text:style-name="P9"/>
      <text:p text:style-name="P9">Einfacher wäre das vermutlich mit einem ATMega5260/1280-board, da kann man sich den Expander</text:p>
      <text:p text:style-name="P9">wohl sparen.</text:p>
      <text:p text:style-name="P8"/>
      <text:p text:style-name="P8"/>
      <text:p text:style-name="P10">Hier noch eine Anmerkung zur Entwicklungsumgebung: </text:p>
      <text:p text:style-name="P10"><text:s/>Ich hab die <text:s/>Arduino-Version 1.8.13 verwandt,</text:p>
      <text:p text:style-name="P10">die KiCad Dateien sid zum grossen Teil mit Version 6.0 generiert, einige auch mit der 7.0.</text:p>
      <text:p text:style-name="P10"/>
      <text:p text:style-name="P16">Die Graphiken (Blockschaltbilder) sind zum grossen Teil mit der Freeware draw.io erstellt.</text:p>
      <text:p text:style-name="P10"/>
      <text:p text:style-name="P6"/>
      <text:p text:style-name="P6"><text:s/></text:p>
      <text:p text:style-name="P5"><text:soft-page-break/></text:p>
      <text:p text:style-name="P5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6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6T08:33:39.999000000</meta:creation-date>
    <dc:date>2024-01-24T04:06:37.306000000</dc:date>
    <meta:editing-duration>PT57M29S</meta:editing-duration>
    <meta:editing-cycles>9</meta:editing-cycles>
    <meta:generator>LibreOffice/7.1.8.1$Windows_X86_64 LibreOffice_project/e1f30c802c3269a1d052614453f260e49458c82c</meta:generator>
    <meta:document-statistic meta:table-count="0" meta:image-count="0" meta:object-count="0" meta:page-count="3" meta:paragraph-count="44" meta:word-count="459" meta:character-count="3104" meta:non-whitespace-character-count="2668"/>
  </office:meta>
</office:document-meta>
</file>